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dify</text:p>
          </table:table-cell>
          <table:table-cell office:value-type="string" calcext:value-type="string">
            <text:p>~/Programs/opencv-3.2.0/samples/python/digits.p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is based o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://docs.opencv.org/3.0-beta/doc/py_tutorials/py_ml/py_svm/py_svm_opencv/py_svm_opencv.html#svm-opencv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 recognize characters (A-Z, not Q, not I, not O), <text:s/>all digits and ‘-’,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 positive samples each letter has 100 <text:s/>samples in a row, characters are 18 <text:s/>in height and 12 in wid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with rather dirty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gle 5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_vs_p = 0.9</text:p>
          </table:table-cell>
          <table:table-cell table:style-name="ce1" office:value-type="string" calcext:value-type="string">
            <text:p><text:s/>salt_amount=0.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sAdd</text:p>
          </table:table-cell>
          <table:table-cell office:value-type="string" calcext:value-type="string">
            <text:p>gauss = np.random.normal(0.3, 0.5, (row, col)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distr = [1,1,3,3,3,3,5,5,7]</text:p>
          </table:table-cell>
          <table:table-cell table:number-columns-repeated="6"/>
          <table:table-cell office:value-type="string" calcext:value-type="string">
            <text:p>python3 ../../Plate2Letters/showPictureMatplotlib.py SvmDir/allSVM.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/PycharmProjects/TrainSVM/Characters </text:p>
          </table:table-cell>
          <table:table-cell table:number-columns-repeated="3"/>
          <table:table-cell office:value-type="string" calcext:value-type="string">
            <text:p>python3 ../getCharaters4Training.py "../../deep-anpr-orig/fonts/finPlate.ttf"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~/PycharmProjects/TrainSVM/Characters/SvmDir</text:p>
          </table:table-cell>
          <table:table-cell table:number-columns-repeated="3"/>
          <table:table-cell office:value-type="string" calcext:value-type="string">
            <text:p>python3 ../../character.py allSVM.tif allSVM.txt</text:p>
          </table:table-cell>
          <table:table-cell table:number-columns-repeated="4"/>
          <table:table-cell office:value-type="string" calcext:value-type="string">
            <text:p>SVM error rate 3%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ining binary classification (character=1, non-character=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~/PycharmProjects/TrainSVM/Binary</text:p>
          </table:table-cell>
          <table:table-cell table:number-columns-repeated="3"/>
          <table:table-cell office:value-type="string" calcext:value-type="string">
            <text:p>python3 ../getCharaters4Training.py "../../deep-anpr-orig/fonts/finPlate.ttf" "../SUN397forPlate/*/*jpg"</text:p>
          </table:table-cell>
          <table:table-cell table:number-columns-repeated="7"/>
          <table:table-cell office:value-type="string" calcext:value-type="string">
            <text:p>python3 ../../Plate2Letters/showPictureMatplotlib.py SvmDir/allSVM.tif</text:p>
          </table:table-cell>
        </table:table-row>
        <table:table-row table:style-name="ro1">
          <table:table-cell office:value-type="string" calcext:value-type="string">
            <text:p>~/PycharmProjects/TrainSVM/SvmDir</text:p>
          </table:table-cell>
          <table:table-cell table:number-columns-repeated="3"/>
          <table:table-cell office:value-type="string" calcext:value-type="string">
            <text:p>python3 ../character.py allSVM.tif allSVM.txt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di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~/PycharmProjects/Image2Letters/Test&gt;</text:p>
          </table:table-cell>
          <table:table-cell table:number-columns-repeated="3"/>
          <table:table-cell office:value-type="string" calcext:value-type="string">
            <text:p><text:s/>python3 ../rekkariDetectionSave.py <text:s/>vkz-825.jpg</text:p>
          </table:table-cell>
          <table:table-cell table:number-columns-repeated="4"/>
          <table:table-cell office:value-type="string" calcext:value-type="string">
            <text:p>image to pla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ython3 ../filterCharacterRegions.py 0-plateOnly-vkz-825.jpg</text:p>
          </table:table-cell>
          <table:table-cell table:number-columns-repeated="4"/>
          <table:table-cell office:value-type="string" calcext:value-type="string">
            <text:p>plate to character regio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python3 ../myClassifier.py 5-plateOnly-vkz-825.jpg.tif</text:p>
          </table:table-cell>
          <table:table-cell table:number-columns-repeated="4"/>
          <table:table-cell office:value-type="string" calcext:value-type="string">
            <text:p>is there a character?</text:p>
          </table:table-cell>
          <table:table-cell/>
          <table:table-cell office:value-type="string" calcext:value-type="string">
            <text:p>0=yes, 1=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1:28:37.976818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8:57:38.429904819</meta:creation-date>
    <dc:date>2017-04-17T11:29:20.823125347</dc:date>
    <meta:editing-duration>PT10H8M15S</meta:editing-duration>
    <meta:editing-cycles>8</meta:editing-cycles>
    <meta:generator>LibreOffice/5.1.6.2$Linux_x86 LibreOffice_project/10m0$Build-2</meta:generator>
    <meta:document-statistic meta:table-count="1" meta:cell-count="35" meta:object-count="0"/>
  </office:meta>
</office:document-meta>
</file>